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26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12.84mm"/>
    </style:style>
    <style:style style:name="co6" style:family="table-column">
      <style:table-column-properties fo:break-before="auto" style:column-width="36.27mm"/>
    </style:style>
    <style:style style:name="co7" style:family="table-column">
      <style:table-column-properties fo:break-before="auto" style:column-width="10.67mm"/>
    </style:style>
    <style:style style:name="co8" style:family="table-column">
      <style:table-column-properties fo:break-before="auto" style:column-width="39.41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20.04mm"/>
    </style:style>
    <style:style style:name="co11" style:family="table-column">
      <style:table-column-properties fo:break-before="auto" style:column-width="16.32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18.9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0.2mm"/>
    </style:style>
    <style:style style:name="co16" style:family="table-column">
      <style:table-column-properties fo:break-before="auto" style:column-width="35.15mm"/>
    </style:style>
    <style:style style:name="co17" style:family="table-column">
      <style:table-column-properties fo:break-before="auto" style:column-width="13.74mm"/>
    </style:style>
    <style:style style:name="co18" style:family="table-column">
      <style:table-column-properties fo:break-before="auto" style:column-width="10.74mm"/>
    </style:style>
    <style:style style:name="co19" style:family="table-column">
      <style:table-column-properties fo:break-before="auto" style:column-width="37.54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20.43mm"/>
    </style:style>
    <style:style style:name="co22" style:family="table-column">
      <style:table-column-properties fo:break-before="auto" style:column-width="16.33mm"/>
    </style:style>
    <style:style style:name="co23" style:family="table-column">
      <style:table-column-properties fo:break-before="auto" style:column-width="50.2mm"/>
    </style:style>
    <style:style style:name="co24" style:family="table-column">
      <style:table-column-properties fo:break-before="auto" style:column-width="20.71mm"/>
    </style:style>
    <style:style style:name="co25" style:family="table-column">
      <style:table-column-properties fo:break-before="auto" style:column-width="17.8mm"/>
    </style:style>
    <style:style style:name="co26" style:family="table-column">
      <style:table-column-properties fo:break-before="auto" style:column-width="14.59mm"/>
    </style:style>
    <style:style style:name="co27" style:family="table-column">
      <style:table-column-properties fo:break-before="auto" style:column-width="7.28mm"/>
    </style:style>
    <style:style style:name="co28" style:family="table-column">
      <style:table-column-properties fo:break-before="auto" style:column-width="80.5mm"/>
    </style:style>
    <style:style style:name="ro1" style:family="table-row">
      <style:table-row-properties style:row-height="8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2mm" fo:break-before="auto" style:use-optimal-row-height="true"/>
    </style:style>
    <style:style style:name="ro4" style:family="table-row">
      <style:table-row-properties style:row-height="12.22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4])))" style:apply-style-name="HintergrundGruen" style:base-cell-address="Panzerung.A4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5])))" style:apply-style-name="HintergrundGruen" style:base-cell-address="Panzerung.A5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6])))" style:apply-style-name="HintergrundGruen" style:base-cell-address="Panzerung.A6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7])))" style:apply-style-name="HintergrundGruen" style:base-cell-address="Panzerung.A7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8])))" style:apply-style-name="HintergrundGruen" style:base-cell-address="Panzerung.A8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9])))" style:apply-style-name="HintergrundGruen" style:base-cell-address="Panzerung.A9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0])))" style:apply-style-name="HintergrundGruen" style:base-cell-address="Panzerung.A1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1])))" style:apply-style-name="HintergrundGruen" style:base-cell-address="Panzerung.A11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2])))" style:apply-style-name="HintergrundGruen" style:base-cell-address="Panzerung.A12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3])))" style:apply-style-name="HintergrundGruen" style:base-cell-address="Panzerung.A13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4])))" style:apply-style-name="HintergrundGruen" style:base-cell-address="Panzerung.A14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5])))" style:apply-style-name="HintergrundGruen" style:base-cell-address="Panzerung.A15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6])))" style:apply-style-name="HintergrundGruen" style:base-cell-address="Panzerung.A16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7])))" style:apply-style-name="HintergrundGruen" style:base-cell-address="Panzerung.A17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8])))" style:apply-style-name="HintergrundGruen" style:base-cell-address="Panzerung.A18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9])))" style:apply-style-name="HintergrundGruen" style:base-cell-address="Panzerung.A19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20])))" style:apply-style-name="HintergrundGruen" style:base-cell-address="Panzerung.A2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O21])))" style:apply-style-name="HintergrundGruen" style:base-cell-address="Panzerung.A21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22])))" style:apply-style-name="HintergrundGruen" style:base-cell-address="Panzerung.A22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O23])))" style:apply-style-name="HintergrundGruen" style:base-cell-address="Panzerung.A23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4])))" style:apply-style-name="HintergrundGruen" style:base-cell-address="Panzerung.E4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5])))" style:apply-style-name="HintergrundGruen" style:base-cell-address="Panzerung.E5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6])))" style:apply-style-name="HintergrundGruen" style:base-cell-address="Panzerung.E6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7])))" style:apply-style-name="HintergrundGruen" style:base-cell-address="Panzerung.E7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8])))" style:apply-style-name="HintergrundGruen" style:base-cell-address="Panzerung.E8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9])))" style:apply-style-name="HintergrundGruen" style:base-cell-address="Panzerung.E9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0])))" style:apply-style-name="HintergrundGruen" style:base-cell-address="Panzerung.E10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1])))" style:apply-style-name="HintergrundGruen" style:base-cell-address="Panzerung.E11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2])))" style:apply-style-name="HintergrundGruen" style:base-cell-address="Panzerung.E12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3])))" style:apply-style-name="HintergrundGruen" style:base-cell-address="Panzerung.E13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14])))" style:apply-style-name="HintergrundGruen" style:base-cell-address="Panzerung.E14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5])))" style:apply-style-name="HintergrundGruen" style:base-cell-address="Panzerung.E15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6])))" style:apply-style-name="HintergrundGruen" style:base-cell-address="Panzerung.E16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7])))" style:apply-style-name="HintergrundGruen" style:base-cell-address="Panzerung.E17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8])))" style:apply-style-name="HintergrundGruen" style:base-cell-address="Panzerung.E18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9])))" style:apply-style-name="HintergrundGruen" style:base-cell-address="Panzerung.E19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20])))" style:apply-style-name="HintergrundGruen" style:base-cell-address="Panzerung.E2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21])))" style:apply-style-name="HintergrundGruen" style:base-cell-address="Panzerung.E21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22])))" style:apply-style-name="HintergrundGruen" style:base-cell-address="Panzerung.E22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23])))" style:apply-style-name="HintergrundGruen" style:base-cell-address="Panzerung.E23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24])))" style:apply-style-name="HintergrundGruen" style:base-cell-address="Panzerung.E24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25])))" style:apply-style-name="HintergrundGruen" style:base-cell-address="Panzerung.E25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26])))" style:apply-style-name="HintergrundGruen" style:base-cell-address="Panzerung.E26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schütz</text:p>
          </table:table-cell>
          <table:table-cell table:style-name="ce9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number-columns-repeated="2"/>
          <table:table-cell table:style-name="ce1" office:value-type="string" calcext:value-type="string">
            <text:p>Jäger</text:p>
          </table:table-cell>
          <table:table-cell table:style-name="ce1" office:value-type="string" calcext:value-type="string">
            <text:p>Flugzeit</text:p>
            <text:p>(s)</text:p>
          </table:table-cell>
          <table:table-cell table:style-name="ce1" office:value-type="string" calcext:value-type="string">
            <text:p>Alarmstart</text:p>
            <text:p>(m)</text:p>
          </table:table-cell>
          <table:table-cell table:style-name="ce1" office:value-type="string" calcext:value-type="string">
            <text:p>Haltbar-</text:p>
            <text:p>keit</text:p>
          </table:table-cell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Waffenart</text:p>
          </table:table-cell>
        </table:table-row>
        <table:table-row table:style-name="ro2">
          <table:table-cell table:style-name="ce2" office:value-type="string" calcext:value-type="string">
            <text:p>Burststrahl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  <table:table-cell table:style-name="ce2" office:value-type="string" calcext:value-type="string">
            <text:p>Jägerstaffe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Energie</text:p>
          </table:table-cell>
        </table:table-row>
        <table:table-row table:style-name="ro2">
          <table:table-cell table:style-name="ce3" office:value-type="string" calcext:value-type="string">
            <text:p>Störstrahl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2"/>
          <table:table-cell table:style-name="ce5" office:value-type="string" calcext:value-type="string">
            <text:p>Abfangjägerstaffel-EV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string" calcext:value-type="string">
            <text:p>Projektil</text:p>
          </table:table-cell>
        </table:table-row>
        <table:table-row table:style-name="ro2">
          <table:table-cell table:style-name="ce3" office:value-type="string" calcext:value-type="string">
            <text:p>Pulsstrahl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0" calcext:value-type="float">
            <text:p>275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Thermalstrahler-BP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Aurora-Strahler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Polaronenstrah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  <table:table-cell table:style-name="ce1" office:value-type="string" calcext:value-type="string">
            <text:p>Jäger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cho-Strahler-BP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  <table:table-cell table:style-name="ce5" office:value-type="string" calcext:value-type="string">
            <text:p>Abfangjägerstaffel I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Streu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2" office:value-type="string" calcext:value-type="string">
            <text:p>Jägerstaffel 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HEX-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50" calcext:value-type="float">
            <text:p>42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5" office:value-type="string" calcext:value-type="string">
            <text:p>Abfangjägerstaffel II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Hydrarakete-BP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2" office:value-type="string" calcext:value-type="string">
            <text:p>Jägerstaffel I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78" calcext:value-type="float">
            <text:p>78</text:p>
          </table:table-cell>
          <table:table-cell/>
          <table:table-cell table:style-name="ce8"/>
          <table:table-cell/>
        </table:table-row>
        <table:table-row table:style-name="ro2">
          <table:table-cell table:style-name="ce4" office:value-type="string" calcext:value-type="string">
            <text:p>Sico-Rakete-BP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4200" calcext:value-type="float">
            <text:p>420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5" office:value-type="string" calcext:value-type="string">
            <text:p>Abfangjägerstaffel III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96" calcext:value-type="float">
            <text:p>96</text:p>
          </table:table-cell>
          <table:table-cell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Net-Torpedo-BP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2" office:value-type="string" calcext:value-type="string">
            <text:p>Jägerstaffel III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10" calcext:value-type="float">
            <text:p>110</text:p>
          </table:table-cell>
          <table:table-cell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Plasmatorpedo</text:p>
          </table:table-cell>
          <table:table-cell table:style-name="ce4" office:value-type="float" office:value="2850" calcext:value-type="float">
            <text:p>2850</text:p>
          </table:table-cell>
          <table:table-cell table:style-name="ce4" office:value-type="float" office:value="4750" calcext:value-type="float">
            <text:p>475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xplosiv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Schienengeschoss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AP-Geschütz-BP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750" calcext:value-type="float">
            <text:p>475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Wellengeschütz-BP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800" calcext:value-type="float">
            <text:p>480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6" office:value-type="string" calcext:value-type="string">
            <text:p>Gaußgeschütz</text:p>
          </table:table-cell>
          <table:table-cell table:style-name="ce6" office:value-type="float" office:value="2250" calcext:value-type="float">
            <text:p>225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table:number-columns-repeated="2"/>
          <table:table-cell table:style-name="ce6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Gladiusgeschütz-BP</text:p>
          </table:table-cell>
          <table:table-cell table:style-name="ce5" office:value-type="float" office:value="2250" calcext:value-type="float">
            <text:p>2250</text:p>
          </table:table-cell>
          <table:table-cell table:style-name="ce5" office:value-type="float" office:value="4750" calcext:value-type="float">
            <text:p>475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Massegeschoss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Belagerungstreiber-EV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7" table:number-columns-repeated="7"/>
          <table:table-cell table:number-columns-repeated="6"/>
          <table:table-cell table:style-name="ce8" table:number-columns-repeated="2"/>
        </table:table-row>
        <table:table-row table:style-name="ro2">
          <table:table-cell table:number-columns-repeated="13"/>
          <table:table-cell table:style-name="ce8" table:number-columns-repeated="2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number-columns-repeated="4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Schienenges. I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Streuraket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Pulsstrahler I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I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Streurakete II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Pulsstrahler I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Streurakete III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Pulsstrahler III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II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0" office:value-type="string" calcext:value-type="string">
            <text:p>HEX-Rakete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Störstrahler I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I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HEX-Rakete II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Echo-Strahler I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Streurakete IV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Polaronenstr. I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Hydrarakete I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Pulsstrahler IV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HEX-Rakete II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Störstrahler II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II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Streurakete V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Polaronenstr. II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5" calcext:value-type="float">
            <text:p>15</text:p>
          </table:table-cell>
          <table:table-cell table:style-name="ce10" office:value-type="string" calcext:value-type="string">
            <text:p>Hydrarakete II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Aurora-Strahler I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I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5" calcext:value-type="float">
            <text:p>15</text:p>
          </table:table-cell>
          <table:table-cell table:style-name="ce10" office:value-type="string" calcext:value-type="string">
            <text:p>HEX-Rakete IV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Polaronenstr. III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Wellengeschütz I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17" calcext:value-type="float">
            <text:p>17</text:p>
          </table:table-cell>
          <table:table-cell table:style-name="ce10" office:value-type="string" calcext:value-type="string">
            <text:p>HEX-Rakete V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Echo-Strahler II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8" calcext:value-type="float">
            <text:p>18</text:p>
          </table:table-cell>
          <table:table-cell table:style-name="ce10" office:value-type="string" calcext:value-type="string">
            <text:p>Sico-Rakete I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Echo-Strahler III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8" calcext:value-type="float">
            <text:p>18</text:p>
          </table:table-cell>
          <table:table-cell table:style-name="ce10" office:value-type="string" calcext:value-type="string">
            <text:p>Hydrarakete III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Störstrahler III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I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string" calcext:value-type="string">
            <text:p>Sico-Rakete II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string" calcext:value-type="string">
            <text:p>Pulsstrahler 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II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string" calcext:value-type="string">
            <text:p>Sico-Rakete III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Thermalstrahler 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V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3"/>
          <table:table-cell table:style-name="ce2" office:value-type="string" calcext:value-type="string">
            <text:p>Polaronenstr. IV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I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3"/>
          <table:table-cell table:style-name="ce2" office:value-type="string" calcext:value-type="string">
            <text:p>Störstrahler I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II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26" calcext:value-type="float">
            <text:p>26</text:p>
          </table:table-cell>
          <table:table-cell table:style-name="ce10" office:value-type="string" calcext:value-type="string">
            <text:p>Net-Torpedo I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Polaronenstr. V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V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string" calcext:value-type="string">
            <text:p>Plasmatorpedo I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urora-Strahler II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28" calcext:value-type="float">
            <text:p>28</text:p>
          </table:table-cell>
          <table:table-cell table:style-name="ce10" office:value-type="string" calcext:value-type="string">
            <text:p>Net-Torpedo II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hermalstrahler II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II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32" calcext:value-type="float">
            <text:p>32</text:p>
          </table:table-cell>
          <table:table-cell table:style-name="ce10" office:value-type="string" calcext:value-type="string">
            <text:p>Plasmatorpedo II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Störstrahler V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V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37" calcext:value-type="float">
            <text:p>37</text:p>
          </table:table-cell>
          <table:table-cell table:style-name="ce10" office:value-type="string" calcext:value-type="string">
            <text:p>Net-Torpedo III</text:p>
          </table:table-cell>
          <table:table-cell table:style-name="ce1" office:value-type="float" office:value="1525" calcext:value-type="float">
            <text:p>1525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Burststrahl I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I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42" calcext:value-type="float">
            <text:p>42</text:p>
          </table:table-cell>
          <table:table-cell table:style-name="ce10" office:value-type="string" calcext:value-type="string">
            <text:p>Plasmatorpedo III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Aurora-Strahler III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II</text:p>
          </table:table-cell>
          <table:table-cell table:style-name="ce1" office:value-type="float" office:value="1640" calcext:value-type="float">
            <text:p>1640</text:p>
          </table:table-cell>
          <table:table-cell table:style-name="ce1" office:value-type="float" office:value="53" calcext:value-type="float">
            <text:p>53</text:p>
          </table:table-cell>
          <table:table-cell table:style-name="ce10" office:value-type="string" calcext:value-type="string">
            <text:p>Plasmatorpedo IV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Thermalstrahler III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V</text:p>
          </table:table-cell>
          <table:table-cell table:style-name="ce1" office:value-type="float" office:value="1525" calcext:value-type="float">
            <text:p>1525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Burststrahl II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 table:style-name="ce2" office:value-type="string" calcext:value-type="string">
            <text:p>Burststrahl III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6"/>
        </table:table-row>
        <table:table-row table:style-name="ro2" table:number-rows-repeated="29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 table:number-rows-repeated="104849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ce8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" office:value-type="string" calcext:value-type="string">
            <text:p>Geschütz</text:p>
          </table:table-cell>
          <table:table-cell table:style-name="ce9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style-name="ce1" office:value-type="string" calcext:value-type="string">
            <text:p>Kett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CHO-Strahlturm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ermalstrah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Tachyonenstrahler-B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Gravitationskan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10" office:value-type="string" calcext:value-type="string">
            <text:p>Plasmaraketen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7250" calcext:value-type="float">
            <text:p>72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40" calcext:value-type="float">
            <text:p>4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Net Torpedo(Turret)-EV</text:p>
          </table:table-cell>
          <table:table-cell table:style-name="ce10" office:value-type="float" office:value="3200" calcext:value-type="float">
            <text:p>32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1100" calcext:value-type="float">
            <text:p>11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Creepergeschütz-BP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7600" calcext:value-type="float">
            <text:p>76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45" calcext:value-type="float">
            <text:p>45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Fusionstorpedo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5" office:value-type="string" calcext:value-type="string">
            <text:p>Magnetkanone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500" calcext:value-type="float">
            <text:p>8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Gladiustur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Massebeschl.</text:p>
          </table:table-cell>
          <table:table-cell table:style-name="ce5" office:value-type="float" office:value="5100" calcext:value-type="float">
            <text:p>5100</text:p>
          </table:table-cell>
          <table:table-cell table:style-name="ce5" office:value-type="float" office:value="9500" calcext:value-type="float">
            <text:p>9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Magnetkanon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Plasmaraketen I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ssebeschl.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Plasmaraketen I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I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gnetkanone II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string" calcext:value-type="string">
            <text:p>Plasmaraketen II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I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ssebeschl.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Plasmaraketen IV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II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gnetkanone III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8" calcext:value-type="float">
            <text:p>28</text:p>
          </table:table-cell>
          <table:table-cell table:style-name="ce10" office:value-type="string" calcext:value-type="string">
            <text:p>Creepergeschütz I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I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1" calcext:value-type="float">
            <text:p>31</text:p>
          </table:table-cell>
          <table:table-cell table:style-name="ce5" office:value-type="string" calcext:value-type="string">
            <text:p>Gladiusturm I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3" calcext:value-type="float">
            <text:p>33</text:p>
          </table:table-cell>
          <table:table-cell table:style-name="ce10" office:value-type="string" calcext:value-type="string">
            <text:p>Creepergeschütz II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32" calcext:value-type="float">
            <text:p>132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string" calcext:value-type="string">
            <text:p>Massebeschl.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37" calcext:value-type="float">
            <text:p>37</text:p>
          </table:table-cell>
          <table:table-cell table:style-name="ce10" office:value-type="string" calcext:value-type="string">
            <text:p>Plasmaraketen V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66" calcext:value-type="float">
            <text:p>166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V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Magnetkanone IV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48" calcext:value-type="float">
            <text:p>48</text:p>
          </table:table-cell>
          <table:table-cell table:style-name="ce10" office:value-type="string" calcext:value-type="string">
            <text:p>Creepergeschütz III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195" calcext:value-type="float">
            <text:p>195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V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58" calcext:value-type="float">
            <text:p>58</text:p>
          </table:table-cell>
          <table:table-cell table:style-name="ce5" office:value-type="string" calcext:value-type="string">
            <text:p>Gladiusturm II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CHO-Strahlturm I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6" calcext:value-type="float">
            <text:p>66</text:p>
          </table:table-cell>
          <table:table-cell table:style-name="ce5" office:value-type="string" calcext:value-type="string">
            <text:p>Massebeschl.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chyonenstrahler 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88" calcext:value-type="float">
            <text:p>88</text:p>
          </table:table-cell>
          <table:table-cell table:style-name="ce5" office:value-type="string" calcext:value-type="string">
            <text:p>Magnetkanone V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5" calcext:value-type="float">
            <text:p>85</text:p>
          </table:table-cell>
          <table:table-cell table:style-name="ce10" office:value-type="string" calcext:value-type="string">
            <text:p>Fusionstorpedo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V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94" calcext:value-type="float">
            <text:p>94</text:p>
          </table:table-cell>
          <table:table-cell table:style-name="ce5" office:value-type="string" calcext:value-type="string">
            <text:p>Gladiusturm III</text:p>
          </table:table-cell>
          <table:table-cell table:style-name="ce1" office:value-type="float" office:value="1530" calcext:value-type="float">
            <text:p>1530</text:p>
          </table:table-cell>
          <table:table-cell table:style-name="ce1" office:value-type="float" office:value="96" calcext:value-type="float">
            <text:p>96</text:p>
          </table:table-cell>
          <table:table-cell table:style-name="ce10" office:value-type="string" calcext:value-type="string">
            <text:p>Turret I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2" office:value-type="string" calcext:value-type="string">
            <text:p>ECHO-Strahlturm II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00" calcext:value-type="float">
            <text:p>100</text:p>
          </table:table-cell>
          <table:table-cell table:style-name="ce5" office:value-type="string" calcext:value-type="string">
            <text:p>Massebeschl. V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113" calcext:value-type="float">
            <text:p>113</text:p>
          </table:table-cell>
          <table:table-cell table:style-name="ce10" office:value-type="string" calcext:value-type="string">
            <text:p>Fusionstorpedo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2" office:value-type="string" calcext:value-type="string">
            <text:p>Tachyonenstrahler II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3"/>
          <table:table-cell table:style-name="ce10" office:value-type="string" calcext:value-type="string">
            <text:p>Turret II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2" office:value-type="string" calcext:value-type="string">
            <text:p>ECHO-Strahlturm III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3"/>
          <table:table-cell table:style-name="ce10" office:value-type="string" calcext:value-type="string">
            <text:p>Fusionstorpedo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2" office:value-type="string" calcext:value-type="string">
            <text:p>Tachyonenstrahler III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3"/>
          <table:table-cell table:style-name="ce10" office:value-type="string" calcext:value-type="string">
            <text:p>Turret III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6"/>
          <table:table-cell table:style-name="ce10" office:value-type="string" calcext:value-type="string">
            <text:p>Fusionstorpedo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80" calcext:value-type="float">
            <text:p>80</text:p>
          </table:table-cell>
          <table:table-cell/>
        </table:table-row>
        <table:table-row table:style-name="ro2">
          <table:table-cell table:number-columns-repeated="6"/>
          <table:table-cell table:style-name="ce10" office:value-type="string" calcext:value-type="string">
            <text:p>Fusionstorpedo V</text:p>
          </table:table-cell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141" calcext:value-type="float">
            <text:p>14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Basis-Jägerstaffel 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asis-Jägerstaffel I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asis-Jägerstaffel III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7"/>
        </table:table-row>
        <table:table-row table:style-name="ro2" table:number-rows-repeated="104853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anzerung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ce33"/>
        <table:table-column table:style-name="co22" table:default-cell-style-name="ce33"/>
        <table:table-column table:style-name="co14" table:default-cell-style-name="Default"/>
        <table:table-column table:style-name="co23" table:default-cell-style-name="Default"/>
        <table:table-column table:style-name="co24" table:default-cell-style-name="ce33"/>
        <table:table-column table:style-name="co25" table:default-cell-style-name="ce33"/>
        <table:table-column table:style-name="co25" table:default-cell-style-name="Default"/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style-name="ce11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11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12" office:value-type="string" calcext:value-type="string">
            <text:p>Panzerung</text:p>
          </table:table-cell>
          <table:table-cell table:style-name="ce12" office:value-type="string" calcext:value-type="string">
            <text:p>Masse</text:p>
          </table:table-cell>
          <table:table-cell table:style-name="ce12" office:value-type="string" calcext:value-type="string">
            <text:p>DPS</text:p>
          </table:table-cell>
          <table:table-cell/>
          <table:table-cell table:style-name="ce12" office:value-type="string" calcext:value-type="string">
            <text:p>Panzerung</text:p>
          </table:table-cell>
          <table:table-cell table:style-name="ce12" office:value-type="string" calcext:value-type="string">
            <text:p>Masse</text:p>
          </table:table-cell>
          <table:table-cell table:style-name="ce12" office:value-type="string" calcext:value-type="string">
            <text:p>DPS</text:p>
          </table:table-cell>
          <table:table-cell/>
        </table:table-row>
        <table:table-row table:style-name="ro5">
          <table:table-cell table:style-name="ce13"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4"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table:style-name="ce14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5"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table:style-name="ce15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6"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table:style-name="ce16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7"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5">
          <table:table-cell table:style-name="ce17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8"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18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9"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19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0"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5">
          <table:table-cell table:style-name="ce20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1"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1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42"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2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43"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5">
          <table:table-cell table:style-name="ce23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5">
          <table:table-cell table:style-name="ce24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5"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table:style-name="ce25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6"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5">
          <table:table-cell table:style-name="ce26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47"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5">
          <table:table-cell table:style-name="ce27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48"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5">
          <table:table-cell table:style-name="ce28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49"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5">
          <table:table-cell table:style-name="ce29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50"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5">
          <table:table-cell table:style-name="ce30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51"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5">
          <table:table-cell table:style-name="ce31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52"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5">
          <table:table-cell table:style-name="ce32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53"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5">
          <table:table-cell/>
          <table:table-cell table:style-name="Default" table:number-columns-repeated="2"/>
          <table:table-cell/>
          <table:table-cell table:style-name="ce54"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5">
          <table:table-cell/>
          <table:table-cell table:style-name="Default" table:number-columns-repeated="2"/>
          <table:table-cell/>
          <table:table-cell table:style-name="ce55"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5">
          <table:table-cell/>
          <table:table-cell table:style-name="Default" table:number-columns-repeated="2"/>
          <table:table-cell/>
          <table:table-cell table:style-name="ce56"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4:Panzerung.A4">
            <calcext:condition calcext:apply-style-name="HintergrundGruen" calcext:value="formula-is(NOT(ISBLANK([.AO4])))" calcext:base-cell-address="Panzerung.A4"/>
          </calcext:conditional-format>
          <calcext:conditional-format calcext:target-range-address="Panzerung.A5:Panzerung.A5">
            <calcext:condition calcext:apply-style-name="HintergrundGruen" calcext:value="formula-is(NOT(ISBLANK([.AO5])))" calcext:base-cell-address="Panzerung.A5"/>
          </calcext:conditional-format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E4:Panzerung.E4">
            <calcext:condition calcext:apply-style-name="HintergrundGruen" calcext:value="formula-is(NOT(ISBLANK([.AS4])))" calcext:base-cell-address="Panzerung.E4"/>
          </calcext:conditional-format>
          <calcext:conditional-format calcext:target-range-address="Panzerung.E5:Panzerung.E5">
            <calcext:condition calcext:apply-style-name="HintergrundGruen" calcext:value="formula-is(NOT(ISBLANK([.AS5])))" calcext:base-cell-address="Panzerung.E5"/>
          </calcext:conditional-format>
          <calcext:conditional-format calcext:target-range-address="Panzerung.E6:Panzerung.E6">
            <calcext:condition calcext:apply-style-name="HintergrundGruen" calcext:value="formula-is(NOT(ISBLANK([.AS6])))" calcext:base-cell-address="Panzerung.E6"/>
          </calcext:conditional-format>
          <calcext:conditional-format calcext:target-range-address="Panzerung.E7:Panzerung.E7">
            <calcext:condition calcext:apply-style-name="HintergrundGruen" calcext:value="formula-is(NOT(ISBLANK([.AS7])))" calcext:base-cell-address="Panzerung.E7"/>
          </calcext:conditional-format>
          <calcext:conditional-format calcext:target-range-address="Panzerung.E8:Panzerung.E8">
            <calcext:condition calcext:apply-style-name="HintergrundGruen" calcext:value="formula-is(NOT(ISBLANK([.AS8])))" calcext:base-cell-address="Panzerung.E8"/>
          </calcext:conditional-format>
          <calcext:conditional-format calcext:target-range-address="Panzerung.E9:Panzerung.E9">
            <calcext:condition calcext:apply-style-name="HintergrundGruen" calcext:value="formula-is(NOT(ISBLANK([.AS9])))" calcext:base-cell-address="Panzerung.E9"/>
          </calcext:conditional-format>
          <calcext:conditional-format calcext:target-range-address="Panzerung.E10:Panzerung.E10">
            <calcext:condition calcext:apply-style-name="HintergrundGruen" calcext:value="formula-is(NOT(ISBLANK([.AS10])))" calcext:base-cell-address="Panzerung.E10"/>
          </calcext:conditional-format>
          <calcext:conditional-format calcext:target-range-address="Panzerung.E11:Panzerung.E11">
            <calcext:condition calcext:apply-style-name="HintergrundGruen" calcext:value="formula-is(NOT(ISBLANK([.AS11])))" calcext:base-cell-address="Panzerung.E11"/>
          </calcext:conditional-format>
          <calcext:conditional-format calcext:target-range-address="Panzerung.E12:Panzerung.E12">
            <calcext:condition calcext:apply-style-name="HintergrundGruen" calcext:value="formula-is(NOT(ISBLANK([.AS12])))" calcext:base-cell-address="Panzerung.E12"/>
          </calcext:conditional-format>
          <calcext:conditional-format calcext:target-range-address="Panzerung.E13:Panzerung.E13">
            <calcext:condition calcext:apply-style-name="HintergrundGruen" calcext:value="formula-is(NOT(ISBLANK([.AS13])))" calcext:base-cell-address="Panzerung.E13"/>
          </calcext:conditional-format>
          <calcext:conditional-format calcext:target-range-address="Panzerung.E14:Panzerung.E14">
            <calcext:condition calcext:apply-style-name="HintergrundGruen" calcext:value="formula-is(NOT(ISBLANK([.AS14])))" calcext:base-cell-address="Panzerung.E14"/>
          </calcext:conditional-format>
          <calcext:conditional-format calcext:target-range-address="Panzerung.E15:Panzerung.E15">
            <calcext:condition calcext:apply-style-name="HintergrundGruen" calcext:value="formula-is(NOT(ISBLANK([.AS15])))" calcext:base-cell-address="Panzerung.E15"/>
          </calcext:conditional-format>
          <calcext:conditional-format calcext:target-range-address="Panzerung.E16:Panzerung.E16">
            <calcext:condition calcext:apply-style-name="HintergrundGruen" calcext:value="formula-is(NOT(ISBLANK([.AS16])))" calcext:base-cell-address="Panzerung.E16"/>
          </calcext:conditional-format>
          <calcext:conditional-format calcext:target-range-address="Panzerung.E17:Panzerung.E17">
            <calcext:condition calcext:apply-style-name="HintergrundGruen" calcext:value="formula-is(NOT(ISBLANK([.AS17])))" calcext:base-cell-address="Panzerung.E17"/>
          </calcext:conditional-format>
          <calcext:conditional-format calcext:target-range-address="Panzerung.E18:Panzerung.E18">
            <calcext:condition calcext:apply-style-name="HintergrundGruen" calcext:value="formula-is(NOT(ISBLANK([.AS18])))" calcext:base-cell-address="Panzerung.E18"/>
          </calcext:conditional-format>
          <calcext:conditional-format calcext:target-range-address="Panzerung.E19:Panzerung.E19">
            <calcext:condition calcext:apply-style-name="HintergrundGruen" calcext:value="formula-is(NOT(ISBLANK([.AS19])))" calcext:base-cell-address="Panzerung.E19"/>
          </calcext:conditional-format>
          <calcext:conditional-format calcext:target-range-address="Panzerung.E20:Panzerung.E20">
            <calcext:condition calcext:apply-style-name="HintergrundGruen" calcext:value="formula-is(NOT(ISBLANK([.AS20])))" calcext:base-cell-address="Panzerung.E20"/>
          </calcext:conditional-format>
          <calcext:conditional-format calcext:target-range-address="Panzerung.E21:Panzerung.E21">
            <calcext:condition calcext:apply-style-name="HintergrundGruen" calcext:value="formula-is(NOT(ISBLANK([.AS21])))" calcext:base-cell-address="Panzerung.E21"/>
          </calcext:conditional-format>
          <calcext:conditional-format calcext:target-range-address="Panzerung.E22:Panzerung.E22">
            <calcext:condition calcext:apply-style-name="HintergrundGruen" calcext:value="formula-is(NOT(ISBLANK([.AS22])))" calcext:base-cell-address="Panzerung.E22"/>
          </calcext:conditional-format>
          <calcext:conditional-format calcext:target-range-address="Panzerung.E23:Panzerung.E23">
            <calcext:condition calcext:apply-style-name="HintergrundGruen" calcext:value="formula-is(NOT(ISBLANK([.AS23])))" calcext:base-cell-address="Panzerung.E23"/>
          </calcext:conditional-format>
          <calcext:conditional-format calcext:target-range-address="Panzerung.E24:Panzerung.E24">
            <calcext:condition calcext:apply-style-name="HintergrundGruen" calcext:value="formula-is(NOT(ISBLANK([.AS24])))" calcext:base-cell-address="Panzerung.E24"/>
          </calcext:conditional-format>
          <calcext:conditional-format calcext:target-range-address="Panzerung.E25:Panzerung.E25">
            <calcext:condition calcext:apply-style-name="HintergrundGruen" calcext:value="formula-is(NOT(ISBLANK([.AS25])))" calcext:base-cell-address="Panzerung.E25"/>
          </calcext:conditional-format>
          <calcext:conditional-format calcext:target-range-address="Panzerung.E26:Panzerung.E26">
            <calcext:condition calcext:apply-style-name="HintergrundGruen" calcext:value="formula-is(NOT(ISBLANK([.AS26])))" calcext:base-cell-address="Panzerung.E26"/>
          </calcext:conditional-format>
        </calcext:conditional-formats>
      </table:table>
      <table:table table:name="Hinweise" table:style-name="ta1">
        <table:table-column table:style-name="co26" table:default-cell-style-name="ce57"/>
        <table:table-column table:style-name="co27" table:default-cell-style-name="ce8"/>
        <table:table-column table:style-name="co28" table:default-cell-style-name="ce58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G25:Schiffswaffen.I51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A2:Basiswaffen.H5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Panzerung.E4:Panzerung.G26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.00.0000</text:date>, <text:time style:data-style-name="N2" text:time-value="22:02:52.3133238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4.2$Linux_X86_64 LibreOffice_project/00m0$Build-2</meta:generator>
    <meta:document-statistic meta:table-count="4" meta:cell-count="764" meta:object-count="0"/>
  </office:meta>
</office:document-meta>
</file>